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194cm" table:align="left"/>
    </style:style>
    <style:style style:name="Tableau1.A" style:family="table-column">
      <style:table-column-properties style:column-width="5.002cm"/>
    </style:style>
    <style:style style:name="Tableau1.B" style:family="table-column">
      <style:table-column-properties style:column-width="3.704cm"/>
    </style:style>
    <style:style style:name="Tableau1.C" style:family="table-column">
      <style:table-column-properties style:column-width="3.487cm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0" style:family="table-cell">
      <style:table-cell-properties style:vertical-align="middle" fo:background-color="#99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7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7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8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6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6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style:vertical-align="middle" fo:background-color="#66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27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7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8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8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9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9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0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0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1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1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2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2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3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3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cc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ea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4c3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ad9" officeooo:paragraph-rsid="001ea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c48ba" officeooo:paragraph-rsid="001c48ba"/>
    </style:style>
    <style:style style:name="P10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1" style:family="paragraph" style:parent-style-name="Standard">
      <style:text-properties officeooo:paragraph-rsid="001c48ba"/>
    </style:style>
    <style:style style:name="P12" style:family="paragraph" style:parent-style-name="Standard" style:list-style-name="L1">
      <style:text-properties officeooo:rsid="001c48ba" officeooo:paragraph-rsid="001c48ba"/>
    </style:style>
    <style:style style:name="P13" style:family="paragraph" style:parent-style-name="Standard">
      <style:text-properties officeooo:paragraph-rsid="0027d2b0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4c3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4c3" officeooo:paragraph-rsid="0027d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2b0" officeooo:paragraph-rsid="0027d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7d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aad9"/>
    </style:style>
    <style:style style:name="T2" style:family="text">
      <style:text-properties officeooo:rsid="0021c4c3"/>
    </style:style>
    <style:style style:name="T3" style:family="text">
      <style:text-properties officeooo:rsid="002608c2"/>
    </style:style>
    <style:style style:name="T4" style:family="text">
      <style:text-properties officeooo:rsid="0027d2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ans mémoire pour la diapo 1<text:span text:style-name="T3">7</text:span></text:p>
      <text:list xml:id="list4272664199" text:style-name="L1">
        <text:list-item>
          <text:p text:style-name="P12"><text:span text:style-name="T4">Étape</text:span> 1</text:p>
          <text:p text:style-name="P12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4">00 00 7<text:span text:style-name="T4">F</text:span> <text:span text:style-name="T4">FF</text:span> <text:span text:style-name="T4">FF</text:span> <text:span text:style-name="T4">FF</text:span> <text:span text:style-name="T4">E</text:span>1 <text:span text:style-name="T4">C6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<text:span text:style-name="T4">F</text:span> <text:span text:style-name="T4">FF</text:span> <text:span text:style-name="T4">FF</text:span> <text:span text:style-name="T4">FF</text:span> <text:span text:style-name="T4">E</text:span>1 <text:span text:style-name="T4">C5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<text:span text:style-name="T4">F</text:span> <text:span text:style-name="T4">FF</text:span> <text:span text:style-name="T4">FF</text:span> <text:span text:style-name="T4">FF</text:span> <text:span text:style-name="T4">E</text:span>1 <text:span text:style-name="T4">C4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<text:span text:style-name="T4">F</text:span> <text:span text:style-name="T4">FF</text:span> <text:span text:style-name="T4">FF</text:span> <text:span text:style-name="T4">FF</text:span> <text:span text:style-name="T4">E</text:span>1 <text:span text:style-name="T4">C3</text:span></text:p>
          </table:table-cell>
          <table:table-cell table:style-name="Tableau1.A2" office:value-type="string">
            <text:p text:style-name="P6"/>
          </table:table-cell>
          <table:table-cell table:style-name="Tableau1.C5" table:number-rows-spanned="2" office:value-type="string">
            <text:p text:style-name="P7">tab[1]</text:p>
          </table:table-cell>
        </table:table-row>
        <table:table-row>
          <table:table-cell table:style-name="Tableau1.A2" office:value-type="string">
            <text:p text:style-name="P4">00 00 7<text:span text:style-name="T4">F</text:span> <text:span text:style-name="T4">FF</text:span> <text:span text:style-name="T4">FF</text:span> <text:span text:style-name="T4">FF</text:span> <text:span text:style-name="T4">E</text:span>1 <text:span text:style-name="T4">C2</text:span></text:p>
          </table:table-cell>
          <table:table-cell table:style-name="Tableau1.A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4">00 00 7<text:span text:style-name="T4">F</text:span> <text:span text:style-name="T4">FF</text:span> <text:span text:style-name="T4">FF</text:span> <text:span text:style-name="T4">FF</text:span> <text:span text:style-name="T4">E</text:span>1 <text:span text:style-name="T4">C1</text:span></text:p>
          </table:table-cell>
          <table:table-cell table:style-name="Tableau1.A2" office:value-type="string">
            <text:p text:style-name="P16">00</text:p>
          </table:table-cell>
          <table:table-cell table:style-name="Tableau1.C5" table:number-rows-spanned="2" office:value-type="string">
            <text:p text:style-name="P7">tab[0]</text:p>
          </table:table-cell>
        </table:table-row>
        <table:table-row>
          <table:table-cell table:style-name="Tableau1.A2" office:value-type="string">
            <text:p text:style-name="P4"><text:bookmark-start text:name="__DdeLink__612_1048182020"/>00 00 7<text:span text:style-name="T4">F</text:span> <text:span text:style-name="T4">FF</text:span> <text:span text:style-name="T4">FF</text:span> <text:span text:style-name="T4">FF</text:span> <text:span text:style-name="T4">E</text:span>1 <text:bookmark-end text:name="__DdeLink__612_1048182020"/><text:span text:style-name="T4">C0</text:span></text:p>
          </table:table-cell>
          <table:table-cell table:style-name="Tableau1.A2" office:value-type="string">
            <text:p text:style-name="P16">0A</text:p>
          </table:table-cell>
          <table:covered-table-cell/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17" office:value-type="string">
            <text:p text:style-name="P2">00 00 7<text:span text:style-name="T4">F</text:span> <text:span text:style-name="T4">FF</text:span> <text:span text:style-name="T4">FF</text:span> <text:span text:style-name="T4">FF</text:span> <text:span text:style-name="T4">E</text:span>1 <text:span text:style-name="T4">B7</text:span></text:p>
          </table:table-cell>
          <table:table-cell table:style-name="Tableau1.B10" office:value-type="string">
            <text:p text:style-name="P7">00</text:p>
          </table:table-cell>
          <table:table-cell table:style-name="Tableau1.C10" table:number-rows-spanned="8" office:value-type="string">
            <text:p text:style-name="P8">tab</text:p>
          </table:table-cell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6</text:span></text:p>
          </table:table-cell>
          <table:table-cell table:style-name="Tableau1.B11" office:value-type="string">
            <text:p text:style-name="P7">00</text:p>
          </table:table-cell>
          <table:covered-table-cell/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5</text:span></text:p>
          </table:table-cell>
          <table:table-cell table:style-name="Tableau1.B12" office:value-type="string">
            <text:p text:style-name="P7">7<text:span text:style-name="T4">F</text:span></text:p>
          </table:table-cell>
          <table:covered-table-cell/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4</text:span></text:p>
          </table:table-cell>
          <table:table-cell table:style-name="Tableau1.B13" office:value-type="string">
            <text:p text:style-name="P16">FF</text:p>
          </table:table-cell>
          <table:covered-table-cell/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3</text:span></text:p>
          </table:table-cell>
          <table:table-cell table:style-name="Tableau1.B14" office:value-type="string">
            <text:p text:style-name="P16">FF</text:p>
          </table:table-cell>
          <table:covered-table-cell/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2</text:span></text:p>
          </table:table-cell>
          <table:table-cell table:style-name="Tableau1.B15" office:value-type="string">
            <text:p text:style-name="P16">FF</text:p>
          </table:table-cell>
          <table:covered-table-cell/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1</text:span></text:p>
          </table:table-cell>
          <table:table-cell table:style-name="Tableau1.B16" office:value-type="string">
            <text:p text:style-name="P7"><text:span text:style-name="T4">E</text:span>1</text:p>
          </table:table-cell>
          <table:covered-table-cell/>
        </table:table-row>
        <table:table-row>
          <table:table-cell table:style-name="Tableau1.A17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B</text:span>0</text:p>
          </table:table-cell>
          <table:table-cell table:style-name="Tableau1.B17" office:value-type="string">
            <text:p text:style-name="P7"><text:span text:style-name="T4">C</text:span>0</text:p>
          </table:table-cell>
          <table:covered-table-cell/>
        </table:table-row>
        <table:table-row>
          <table:table-cell table:style-name="Tableau1.A25" office:value-type="string">
            <text:p text:style-name="P3"><text:bookmark-start text:name="__DdeLink__307_2216293593"/>00 00 7<text:span text:style-name="T4">F</text:span> <text:span text:style-name="T4">FF</text:span> <text:span text:style-name="T4">FF</text:span> <text:span text:style-name="T4">FF</text:span> <text:span text:style-name="T4">E</text:span>1 <text:span text:style-name="T4">A</text:span><text:bookmark-end text:name="__DdeLink__307_2216293593"/><text:span text:style-name="T4">F</text:span></text:p>
          </table:table-cell>
          <table:table-cell table:style-name="Tableau1.B18" office:value-type="string">
            <text:p text:style-name="P7">00</text:p>
          </table:table-cell>
          <table:table-cell table:style-name="Tableau1.C18" table:number-rows-spanned="8" office:value-type="string">
            <text:p text:style-name="P8">p</text:p>
          </table:table-cell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E</text:span></text:p>
          </table:table-cell>
          <table:table-cell table:style-name="Tableau1.B19" office:value-type="string">
            <text:p text:style-name="P7">00</text:p>
          </table:table-cell>
          <table:covered-table-cell/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D</text:span></text:p>
          </table:table-cell>
          <table:table-cell table:style-name="Tableau1.B20" office:value-type="string">
            <text:p text:style-name="P7">7<text:span text:style-name="T4">F</text:span></text:p>
          </table:table-cell>
          <table:covered-table-cell/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C</text:span></text:p>
          </table:table-cell>
          <table:table-cell table:style-name="Tableau1.B21" office:value-type="string">
            <text:p text:style-name="P16">FF</text:p>
          </table:table-cell>
          <table:covered-table-cell/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B</text:span></text:p>
          </table:table-cell>
          <table:table-cell table:style-name="Tableau1.B22" office:value-type="string">
            <text:p text:style-name="P16">FF</text:p>
          </table:table-cell>
          <table:covered-table-cell/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A</text:span></text:p>
          </table:table-cell>
          <table:table-cell table:style-name="Tableau1.B23" office:value-type="string">
            <text:p text:style-name="P16">FF</text:p>
          </table:table-cell>
          <table:covered-table-cell/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9</text:span></text:p>
          </table:table-cell>
          <table:table-cell table:style-name="Tableau1.B24" office:value-type="string">
            <text:p text:style-name="P7"><text:span text:style-name="T4">E</text:span>1</text:p>
          </table:table-cell>
          <table:covered-table-cell/>
        </table:table-row>
        <table:table-row>
          <table:table-cell table:style-name="Tableau1.A25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8</text:span></text:p>
          </table:table-cell>
          <table:table-cell table:style-name="Tableau1.B25" office:value-type="string">
            <text:p text:style-name="P7"><text:span text:style-name="T4">C</text:span>0</text:p>
          </table:table-cell>
          <table:covered-table-cell/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7</text:span></text:p>
          </table:table-cell>
          <table:table-cell table:style-name="Tableau1.B26" office:value-type="string">
            <text:p text:style-name="P7">00</text:p>
          </table:table-cell>
          <table:table-cell table:style-name="Tableau1.C26" table:number-rows-spanned="8" office:value-type="string">
            <text:p text:style-name="P8">q</text:p>
          </table:table-cell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6</text:span></text:p>
          </table:table-cell>
          <table:table-cell table:style-name="Tableau1.B27" office:value-type="string">
            <text:p text:style-name="P7">00</text:p>
          </table:table-cell>
          <table:covered-table-cell/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5</text:span></text:p>
          </table:table-cell>
          <table:table-cell table:style-name="Tableau1.B28" office:value-type="string">
            <text:p text:style-name="P7">7<text:span text:style-name="T4">F</text:span></text:p>
          </table:table-cell>
          <table:covered-table-cell/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4</text:span></text:p>
          </table:table-cell>
          <table:table-cell table:style-name="Tableau1.B29" office:value-type="string">
            <text:p text:style-name="P16">FF</text:p>
          </table:table-cell>
          <table:covered-table-cell/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3</text:span></text:p>
          </table:table-cell>
          <table:table-cell table:style-name="Tableau1.B30" office:value-type="string">
            <text:p text:style-name="P16">FF</text:p>
          </table:table-cell>
          <table:covered-table-cell/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2</text:span></text:p>
          </table:table-cell>
          <table:table-cell table:style-name="Tableau1.B31" office:value-type="string">
            <text:p text:style-name="P16">FF</text:p>
          </table:table-cell>
          <table:covered-table-cell/>
        </table:table-row>
        <table:table-row>
          <table:table-cell table:style-name="Tableau1.A32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1</text:span></text:p>
          </table:table-cell>
          <table:table-cell table:style-name="Tableau1.B32" office:value-type="string">
            <text:p text:style-name="P7"><text:span text:style-name="T4">E</text:span>1</text:p>
          </table:table-cell>
          <table:covered-table-cell/>
        </table:table-row>
        <table:table-row>
          <table:table-cell table:style-name="Tableau1.A33" office:value-type="string">
            <text:p text:style-name="P17">00 00 7<text:span text:style-name="T4">F</text:span> <text:span text:style-name="T4">FF</text:span> <text:span text:style-name="T4">FF</text:span> <text:span text:style-name="T4">FF</text:span> <text:span text:style-name="T4">E</text:span>1 <text:span text:style-name="T4">A</text:span><text:bookmark-start text:name="__DdeLink__307_56647160"/>0<text:bookmark-end text:name="__DdeLink__307_56647160"/></text:p>
          </table:table-cell>
          <table:table-cell table:style-name="Tableau1.B33" office:value-type="string">
            <text:p text:style-name="P7"><text:span text:style-name="T4">C</text:span>0</text:p>
          </table:table-cell>
          <table:covered-table-cell/>
        </table:table-row>
      </table:table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1-28T11:54:10.302705018</dc:date>
    <meta:editing-duration>PT2H9M55S</meta:editing-duration>
    <meta:editing-cycles>11</meta:editing-cycles>
    <meta:generator>LibreOffice/6.2.6.2$Linux_X86_64 LibreOffice_project/20$Build-2</meta:generator>
    <meta:document-statistic meta:table-count="1" meta:image-count="0" meta:object-count="0" meta:page-count="1" meta:paragraph-count="68" meta:word-count="297" meta:character-count="864" meta:non-whitespace-character-count="636"/>
  </office:meta>
</office:document-meta>
</file>